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yModu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5099" number:language="ru" number:country="RU">
      <number:boolean/>
    </number:boolean-style>
    <style:style style:name="ce1" style:family="table-cell" style:parent-style-name="Default" style:data-style-name="N5099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 style:data-style-name="N5106">
      <style:table-cell-properties fo:border="0.002cm solid #000000"/>
    </style:style>
    <style:style style:name="ce13" style:family="table-cell" style:parent-style-name="Default">
      <style:text-properties fo:color="#000000" style:font-name="Tahoma" fo:font-size="4.69999980926514pt" fo:language="none" fo:country="none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gr1" style:family="graphic">
      <style:graphic-properties draw:textarea-vertical-align="middle"/>
    </style:style>
    <style:style style:name="gr2" style:family="graphic">
      <style:graphic-properties draw:textarea-vertical-align="middle" fo:background-color="#5ebcd9"/>
    </style:style>
    <style:style style:name="P1" style:family="paragraph">
      <style:paragraph-properties fo:text-align="start"/>
      <style:text-properties style:text-line-through-style="none" fo:font-style="normal" style:text-underline-style="none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checkbox form:name="Флажок 1" form:control-implementation="ooo:com.sun.star.form.component.CheckBox" xml:id="control1" form:id="control1" form:label="Срочная доставка" form:tab-index="6" form:linked-cell="Sheet2.G1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itemstatechange" xlink:href="vnd.sun.star.script:Standard.MyModule.countPrice?language=Basic&amp;location=document" xlink:type="simple"/>
              </office:event-listeners>
            </form:checkbox>
            <form:listbox form:name="Список 1" form:control-implementation="ooo:com.sun.star.form.component.ListBox" xml:id="control2" form:id="control2" form:dropdown="true" form:size="20" form:tab-index="5" form:bound-column="1" form:linked-cell="Sheet2.D1" form:list-linkage-type="selection-indexes" form:source-cell-range="Sheet2.B3:Sheet2.B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0"/>
              </form:properties>
              <office:event-listeners>
                <script:event-listener script:language="ooo:script" script:event-name="form:itemstatechange" xlink:href="vnd.sun.star.script:Standard.MyModule.countPrice?language=Basic&amp;location=document" xlink:type="simple"/>
              </office:event-listeners>
            </form:listbox>
            <form:text form:name="Текстовое поле 1" form:control-implementation="ooo:com.sun.star.form.component.TextField" xml:id="control3" form:id="control3" form:tab-index="1" form:convert-empty-to-null="true" form:linked-cell="Sheet2.K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Текстовое поле 2" form:control-implementation="ooo:com.sun.star.form.component.TextField" xml:id="control4" form:id="control4" form:tab-index="2" form:convert-empty-to-null="true" form:linked-cell="Sheet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Текстовое поле 3" form:control-implementation="ooo:com.sun.star.form.component.TextField" xml:id="control5" form:id="control5" form:tab-index="3" form:convert-empty-to-null="true" form:linked-cell="Sheet2.K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radio form:name="Переключатель 1" form:control-implementation="ooo:com.sun.star.form.component.RadioButton" xml:id="control6" form:id="control6" form:label="Готовая" form:tab-index="4" form:linked-cell="Sheet2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itemstatechange" xlink:href="vnd.sun.star.script:Standard.MyModule.countPrice?language=Basic&amp;location=document" xlink:type="simple"/>
              </office:event-listeners>
            </form:radio>
            <form:button form:name="Кнопка 1" form:control-implementation="ooo:com.sun.star.form.component.CommandButton" xml:id="control7" form:id="control7" form:label="Очистить форму" form:button-type="reset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Переключатель 1" form:control-implementation="ooo:com.sun.star.form.component.RadioButton" xml:id="control8" form:id="control8" form:label="Полуфабрикат" form:current-selected="true" form:linked-cell="Sheet2.H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itemstatechange" xlink:href="vnd.sun.star.script:Standard.MyModule.countPrice?language=Basic&amp;location=document" xlink:type="simple"/>
              </office:event-listeners>
            </form:radio>
            <form:button form:name="Кнопка 2" form:control-implementation="ooo:com.sun.star.form.component.CommandButton" xml:id="control9" form:id="control9" form:label="Заказать!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yModule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Сегодня</text:p>
          </table:table-cell>
          <table:table-cell table:formula="of:=TODAY()" office:value-type="date" office:date-value="2017-05-25">
            <text:p>25.05.17</text:p>
          </table:table-cell>
          <table:table-cell table:number-columns-repeated="9"/>
        </table:table-row>
        <table:table-row table:style-name="ro2">
          <table:table-cell/>
          <table:table-cell table:style-name="ce5" office:value-type="string" table:number-columns-spanned="4" table:number-rows-spanned="1">
            <text:p>Заказ на доставку пиццы №</text:p>
          </table:table-cell>
          <table:covered-table-cell table:number-columns-repeated="3"/>
          <table:table-cell table:formula="of:=RANDBETWEEN(10;500)" office:value-type="float" office:value="451">
            <text:p>451</text:p>
          </table:table-cell>
          <table:table-cell table:number-columns-repeated="5"/>
        </table:table-row>
        <table:table-row table:style-name="ro3">
          <table:table-cell table:number-columns-repeated="3"/>
          <table:table-cell>
            <draw:control table:end-cell-address="Sheet1.E5" table:end-x="2.26cm" table:end-y="0.412cm" draw:z-index="2" draw:text-style-name="P1" svg:width="4.516cm" svg:height="0.881cm" svg:x="0.003cm" svg:y="0.435cm" draw:control="control3"/>
          </table:table-cell>
          <table:table-cell table:number-columns-repeated="7"/>
        </table:table-row>
        <table:table-row table:style-name="ro3">
          <table:table-cell/>
          <table:table-cell office:value-type="string">
            <text:p>ФИО заказчика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>
            <draw:control table:end-cell-address="Sheet1.G8" table:end-x="3.012cm" table:end-y="0.42cm" draw:z-index="3" draw:text-style-name="P1" svg:width="10.566cm" svg:height="0.881cm" svg:x="0.003cm" svg:y="0.442cm" draw:control="control4"/>
          </table:table-cell>
          <table:table-cell table:number-columns-repeated="7"/>
        </table:table-row>
        <table:table-row table:style-name="ro3">
          <table:table-cell/>
          <table:table-cell office:value-type="string">
            <text:p>Адрес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>
            <draw:control table:end-cell-address="Sheet1.E10" table:end-x="0.17cm" table:end-y="0.424cm" draw:z-index="4" draw:text-style-name="P1" svg:width="2.482cm" svg:height="0.454cm" svg:x="2.205cm" svg:y="0.422cm" draw:control="control5"/>
          </table:table-cell>
          <table:table-cell table:number-columns-repeated="8"/>
        </table:table-row>
        <table:table-row table:style-name="ro3">
          <table:table-cell/>
          <table:table-cell office:value-type="string">
            <text:p>Телефон</text:p>
          </table:table-cell>
          <table:table-cell table:number-columns-repeated="9"/>
        </table:table-row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table:number-columns-spanned="3" table:number-rows-spanned="1">
            <text:p>Ваш выбор</text:p>
          </table:table-cell>
          <table:covered-table-cell table:number-columns-repeated="2"/>
          <table:table-cell table:number-columns-repeated="2"/>
          <table:table-cell table:style-name="ce7" office:value-type="string">
            <text:p>Количество</text:p>
          </table:table-cell>
          <table:table-cell table:style-name="ce7"/>
          <table:table-cell table:style-name="ce7" office:value-type="string">
            <text:p>Цена</text:p>
          </table:table-cell>
          <table:table-cell table:number-columns-repeated="3"/>
        </table:table-row>
        <table:table-row table:style-name="ro3">
          <table:table-cell table:number-columns-repeated="3"/>
          <table:table-cell>
            <draw:control table:end-cell-address="Sheet1.F18" table:end-x="0.377cm" table:end-y="0.207cm" draw:z-index="7" draw:style-name="gr1" draw:text-style-name="P2" svg:width="4.461cm" svg:height="0.749cm" svg:x="0.433cm" svg:y="0.361cm" draw:control="control8"/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>
            <draw:control table:end-cell-address="Sheet1.D19" table:end-x="0.029cm" table:end-y="0.425cm" draw:z-index="1" draw:text-style-name="P2" svg:width="7.887cm" svg:height="0.823cm" svg:x="0.084cm" svg:y="0.054cm" draw:control="control2"/>
          </table:table-cell>
          <table:table-cell table:number-columns-repeated="4"/>
          <table:table-cell table:style-name="ce8" office:value-type="float" office:value="3" table:number-columns-spanned="1" table:number-rows-spanned="2">
            <text:p>3</text:p>
          </table:table-cell>
          <table:table-cell/>
          <table:table-cell table:style-name="ce9" office:value-type="float" office:value="316.8" table:number-columns-spanned="1" table:number-rows-spanned="2">
            <text:p>316,8</text:p>
          </table:table-cell>
          <table:table-cell table:number-columns-repeated="3"/>
        </table:table-row>
        <table:table-row table:style-name="ro3">
          <table:table-cell table:number-columns-repeated="3"/>
          <table:table-cell>
            <draw:control table:end-cell-address="Sheet1.E21" table:end-x="2.137cm" table:end-y="0.298cm" draw:z-index="5" draw:style-name="gr1" draw:text-style-name="P2" svg:width="3.986cm" svg:height="0.936cm" svg:x="0.41cm" svg:y="0.265cm" draw:control="control6"/>
          </table:table-cell>
          <table:table-cell/>
          <table:covered-table-cell/>
          <table:table-cell/>
          <table:covered-table-cell/>
          <table:table-cell table:number-columns-repeated="3"/>
        </table:table-row>
        <table:table-row table:style-name="ro3" table:number-rows-repeated="4">
          <table:table-cell table:number-columns-repeated="11"/>
        </table:table-row>
        <table:table-row table:style-name="ro5">
          <table:table-cell table:number-columns-repeated="11"/>
        </table:table-row>
        <table:table-row table:style-name="ro5">
          <table:table-cell table:style-name="ce3" table:number-columns-repeated="11"/>
        </table:table-row>
        <table:table-row table:style-name="ro6">
          <table:table-cell table:style-name="ce4" table:number-columns-repeated="11"/>
        </table:table-row>
        <table:table-row table:style-name="ro3">
          <table:table-cell table:style-name="ce4" table:number-columns-repeated="11"/>
        </table:table-row>
        <table:table-row table:style-name="ro3">
          <table:table-cell table:number-columns-repeated="2"/>
          <table:table-cell>
            <draw:control table:end-cell-address="Sheet1.E30" table:end-x="1.143cm" table:end-y="0.178cm" draw:z-index="0" draw:style-name="gr2" draw:text-style-name="P2" svg:width="5.185cm" svg:height="0.93cm" svg:x="0.475cm" svg:y="0.151cm" draw:control="control1"/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number-columns-repeated="2"/>
          <table:table-cell table:style-name="ce6" office:value-type="string" table:number-columns-spanned="4" table:number-rows-spanned="2">
            <text:p>ИТОГО СУММА ЗАКАЗА</text:p>
          </table:table-cell>
          <table:covered-table-cell table:number-columns-repeated="3"/>
          <table:table-cell/>
          <table:table-cell table:style-name="ce9" office:value-type="float" office:value="316.8" table:number-columns-spanned="1" table:number-rows-spanned="2">
            <text:p>316,8</text:p>
          </table:table-cell>
          <table:table-cell table:number-columns-repeated="3"/>
        </table:table-row>
        <table:table-row table:style-name="ro3">
          <table:table-cell table:number-columns-repeated="2"/>
          <table:covered-table-cell table:number-columns-repeated="4"/>
          <table:table-cell/>
          <table:covered-table-cell/>
          <table:table-cell table:number-columns-repeated="3"/>
        </table:table-row>
        <table:table-row table:style-name="ro3" table:number-rows-repeated="2">
          <table:table-cell table:number-columns-repeated="11"/>
        </table:table-row>
        <table:table-row table:style-name="ro3">
          <table:table-cell table:number-columns-repeated="3"/>
          <table:table-cell>
            <draw:control table:end-cell-address="Sheet1.E37" table:end-x="2.205cm" table:end-y="0.363cm" draw:z-index="6" draw:text-style-name="P3" svg:width="4.405cm" svg:height="0.775cm" svg:x="0.059cm" svg:y="0.04cm" draw:control="control7"/>
          </table:table-cell>
          <table:table-cell table:number-columns-repeated="2"/>
          <table:table-cell>
            <draw:control table:end-cell-address="Sheet1.I37" table:end-x="2.203cm" table:end-y="0.363cm" draw:z-index="8" draw:text-style-name="P3" svg:width="4.489cm" svg:height="0.749cm" svg:x="2.984cm" svg:y="0.066cm" draw:control="control9"/>
          </table:table-cell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1"/>
        <table:table-column table:style-name="co7" table:default-cell-style-name="ce12"/>
        <table:table-column table:style-name="co1" table:number-columns-repeated="8" table:default-cell-style-name="Default"/>
        <table:table-row table:style-name="ro3">
          <table:table-cell table:style-name="ce10" office:value-type="string" table:number-columns-spanned="3" table:number-rows-spanned="1">
            <text:p>Наименование продукции</text:p>
          </table:table-cell>
          <table:covered-table-cell table:number-columns-repeated="2" table:style-name="Default"/>
          <table:table-cell office:value-type="float" office:value="3">
            <text:p>3</text:p>
          </table:table-cell>
          <table:table-cell/>
          <table:table-cell table:style-name="ce13" table:formula="of:=[Sheet1.F18]" office:value-type="float" office:value="3">
            <text:p>3</text:p>
          </table:table-cell>
          <table:table-cell table:number-columns-repeated="2" table:style-name="ce1" office:value-type="boolean" office:boolean-value="true">
            <text:p>ИСТИНА</text:p>
          </table:table-cell>
          <table:table-cell table:number-columns-repeated="2"/>
          <table:table-cell office:value-type="string">
            <text:p>Пупкин Я.Г.</text:p>
          </table:table-cell>
        </table:table-row>
        <table:table-row table:style-name="ro3">
          <table:table-cell office:value-type="string">
            <text:p>№</text:p>
          </table:table-cell>
          <table:table-cell table:style-name="Default" office:value-type="string">
            <text:p>Наименование</text:p>
          </table:table-cell>
          <table:table-cell table:style-name="Default" office:value-type="string">
            <text:p>Цена</text:p>
          </table:table-cell>
          <table:table-cell table:number-columns-repeated="4"/>
          <table:table-cell table:style-name="ce1" office:value-type="boolean" office:boolean-value="false">
            <text:p>ЛОЖЬ</text:p>
          </table:table-cell>
          <table:table-cell table:number-columns-repeated="2"/>
          <table:table-cell office:value-type="string">
            <text:p>sdfsd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Пицца с грибами</text:p>
          </table:table-cell>
          <table:table-cell office:value-type="currency" office:currency="RUB" office:value="120">
            <text:p>120,00 RUB</text:p>
          </table:table-cell>
          <table:table-cell table:number-columns-repeated="7"/>
          <table:table-cell office:value-type="string">
            <text:p>812345678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Пицца с ветчиной</text:p>
          </table:table-cell>
          <table:table-cell office:value-type="currency" office:currency="RUB" office:value="90">
            <text:p>90,00 RUB</text:p>
          </table:table-cell>
          <table:table-cell table:number-columns-repeated="8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Пицца с сыром</text:p>
          </table:table-cell>
          <table:table-cell office:value-type="currency" office:currency="RUB" office:value="110">
            <text:p>110,00 RUB</text:p>
          </table:table-cell>
          <table:table-cell table:number-columns-repeated="8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Пицца с анчоусом</text:p>
          </table:table-cell>
          <table:table-cell office:value-type="currency" office:currency="RUB" office:value="130">
            <text:p>130,00 RUB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Пицца с курицей</text:p>
          </table:table-cell>
          <table:table-cell office:value-type="currency" office:currency="RUB" office:value="150">
            <text:p>150,00 RUB</text:p>
          </table:table-cell>
          <table:table-cell table:number-columns-repeated="8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Пицца с салями</text:p>
          </table:table-cell>
          <table:table-cell office:value-type="currency" office:currency="RUB" office:value="100">
            <text:p>100,00 RUB</text:p>
          </table:table-cell>
          <table:table-cell table:number-columns-repeated="8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5106" number:language="ru" number:country="RU">
      <number:number number:decimal-places="2" number:min-integer-digits="1" number:grouping="true"/>
      <number:text> </number:text>
      <number:currency-symbol>RUB</number:currency-symbol>
    </number:currency-style>
    <number:currency-style style:name="N5108P0" style:volatile="true" number:language="ru" number:country="RU">
      <number:number number:decimal-places="2" number:min-integer-digits="1" number:grouping="true"/>
      <number:currency-symbol number:language="ru" number:country="RU">руб.</number:currency-symbol>
    </number:currency-style>
    <number:currency-style style:name="N5108" number:language="ru" number:country="RU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5108P0"/>
    </number:currency-style>
    <number:currency-style style:name="N5110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511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5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5.05.2017</text:date>, <text:time>16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9M3S</meta:editing-duration>
    <meta:editing-cycles>45</meta:editing-cycles>
    <meta:generator>OpenOffice.org/3.4$Win32 OpenOffice.org_project/340m1$Build-9590</meta:generator>
    <dc:date>2017-05-25T16:11:49.09</dc:date>
    <meta:document-statistic meta:table-count="3" meta:cell-count="44" meta:object-count="9"/>
    <meta:user-defined meta:name="Info 1"/>
    <meta:user-defined meta:name="Info 2"/>
    <meta:user-defined meta:name="Info 3"/>
    <meta:user-defined meta:name="Info 4"/>
  </office:meta>
</office:document-meta>
</file>

<file path=Basic/Standard/MyModule.xml><?xml version="1.0" encoding="utf-8"?>
<!DOCTYPE module  PUBLIC '-//OpenOffice.org//DTD OfficeDocument 1.0//EN'  'module.dtd'>
<script:module xmlns:script="http://openoffice.org/2000/script" script:name="MyModule" script:language="StarBasic">REM  *****  BASIC  *****

Sub Main
dim custName, custAdress, phone
dim price
price = getPrice()
CustName = ThisComponent.Sheets(1).getCellByPosition(10,0).String
custAdress = ThisComponent.Sheets(1).getCellByPosition(10,1).String
phone = ThisComponent.Sheets(1).getCellByPosition(10,2).String
cookType = getCookType()
fast = getFast()
quantity = ThisComponent.Sheets(0).getCellByPosition(5,17).value
If custName="" Then
msgbox "Введите имя"
Else

	If custAdress="" Then
		msgbox "Введите адрес"
	Else
		
		If phone="" Then
			msgbox "Введите телефон"
		Else
			finalPrice = price*cookType*fast*quantity
			ThisComponent.Sheets(0).getCellByPosition(7,31).setValue(finalPrice)
		End If
	End If
End If
End Sub

Sub getPrice as Integer
	dim sort
	sort = ThisComponent.Sheets(1).getCellByPosition(3,0).value
	If sort=1 Then
		getPrice=120
	Else
		If sort=2 Then
			getPrice=90
		Else
			If sort=3 Then
				getPrice=110
			Else
				If sort=4 Then
					getPrice=130
				Else
					If sort=5 Then
						getPrice=150
					Else
						If sort=6 Then
							getPrice=100
						Else
							msgbox "Выберите тип пиццы"
						End If
					End If
				End If
			End If
		End If
	End If
End Sub

Sub cookType as Double
	dim first, second
	first = ThisComponent.Sheets(1).getCellByPosition(7,0).value
	second = ThisComponent.Sheets(1).getCellByPosition(7,1).value
	If first=0 Then
		If second=1 Then
			cookType=1
		Else 
			msgbox "Выберите метод приготовления пиццы"
		End If
	Else
		cookType=0.8
	End If
End Sub

Sub getFast as Double
dim temp
temp = ThisComponent.Sheets(1).getCellByPosition(6,0).value
If temp=1 Then
	getFast=1.2
Else 
	getFast=1
End If
End Sub

Sub countPrice
	price = getPrice()
	cookType = getCookType()
	fast = getFast()
	quantity = ThisComponent.Sheets(0).getCellByPosition(5,17).value
	finalPrice = price*cookType*fast*quantity
	ThisComponent.Sheets(0).getCellByPosition(7,17).setValue(finalPric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